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3.567cm" fo:min-width="3.317cm" loext:decorative="false"/>
      <style:paragraph-properties style:writing-mode="lr-tb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1.655cm" fo:min-width="14.105cm" loext:decorative="fals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2.529cm" fo:min-width="0.453cm" loext:decorative="false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1.338cm" fo:min-width="2.675cm" loext:decorative="false"/>
      <style:paragraph-properties style:writing-mode="lr-tb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0.544cm" fo:min-width="1.723cm" loext:decorative="false"/>
    </style:style>
    <style:style style:name="gr6" style:family="graphic" style:parent-style-name="standard">
      <style:graphic-properties draw:fill-color="#ffd428" draw:textarea-horizontal-align="justify" draw:textarea-vertical-align="middle" draw:auto-grow-height="false" fo:min-height="1.338cm" fo:min-width="2.992cm" loext:decorative="false"/>
      <style:paragraph-properties style:writing-mode="lr-tb"/>
    </style:style>
    <style:style style:name="gr7" style:family="graphic" style:parent-style-name="standard">
      <style:graphic-properties draw:fill-color="#ffd428" draw:textarea-horizontal-align="justify" draw:textarea-vertical-align="middle" draw:auto-grow-height="false" fo:min-height="2.669cm" fo:min-width="0.118cm" loext:decorative="false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-color="#ffd428"/>
      <style:paragraph-properties fo:line-height="150%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d4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97cm" svg:height="5.397cm" svg:x="3.223cm" svg:y="6.08cm">
          <text:p text:style-name="P1">Corpus </text:p>
          <text:p text:style-name="P1">(a specific samp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4.605cm" svg:height="1.905cm" svg:x="6.397cm" svg:y="2.27cm">
          <text:p text:style-name="P3">Hypothesis about language as a who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3.175cm" draw:transform="rotate (-0.802851455917392) translate (9.519cm 3.774cm)">
          <text:p/>
          <draw:enhanced-geometry svg:viewBox="0 0 21600 21600" draw:text-areas="?f0 0 ?f2 ?f5" draw:type="down-arrow" draw:modifiers="16213.6020151133 7298.216159496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5.397cm" svg:height="5.397cm" svg:x="11.795cm" svg:y="6.08cm">
          <text:p text:style-name="P1">Statistical 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175cm" svg:height="1.588cm" svg:x="7.985cm" svg:y="4.492cm">
          <text:p text:style-name="P3">Random Sampling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1.587cm" svg:x="8.937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54cm" svg:height="1.587cm" svg:x="17.5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5.397cm" svg:height="5.397cm" svg:x="20.368cm" svg:y="6.08cm">
          <text:p text:style-name="P1">Interpre-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492cm" svg:height="1.588cm" svg:x="17.193cm" svg:y="6.397cm">
          <text:p text:style-name="P3">Statistical Inferen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3.175cm" draw:transform="rotate (-0.802851455917392) translate (21.267cm 10.842cm)">
          <text:p/>
          <draw:enhanced-geometry svg:viewBox="0 0 21600 21600" draw:text-areas="?f0 0 ?f2 ?f5" draw:type="down-arrow" draw:modifiers="16213.6020151133 7298.216159496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14.605cm" svg:height="1.905cm" svg:x="6.715cm" svg:y="14.017cm">
          <text:p text:style-name="P3">Conclusion about language as a who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1:13:16.158818648</meta:creation-date>
    <dc:date>2024-07-08T13:16:00.109275056</dc:date>
    <meta:editing-duration>PT2H2M43S</meta:editing-duration>
    <meta:editing-cycles>3</meta:editing-cycles>
    <meta:generator>LibreOffice/7.6.7.2$Linux_X86_64 LibreOffice_project/60$Build-2</meta:generator>
    <meta:document-statistic meta:object-count="11"/>
  </office:meta>
</office:document-meta>
</file>